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12b" officeooo:paragraph-rsid="0008712b"/>
    </style:style>
    <style:style style:name="P2" style:family="paragraph" style:parent-style-name="Standard">
      <style:text-properties style:text-position="0% 100%" officeooo:rsid="0008712b" officeooo:paragraph-rsid="0008712b"/>
    </style:style>
    <style:style style:name="P3" style:family="paragraph" style:parent-style-name="Standard">
      <style:text-properties style:text-position="0% 100%" officeooo:rsid="000dc490" officeooo:paragraph-rsid="000dc490"/>
    </style:style>
    <style:style style:name="P4" style:family="paragraph" style:parent-style-name="Standard">
      <style:text-properties officeooo:rsid="000990de" officeooo:paragraph-rsid="000b3e35"/>
    </style:style>
    <style:style style:name="P5" style:family="paragraph" style:parent-style-name="Standard">
      <style:text-properties style:text-position="0% 100%" officeooo:rsid="000ae880" officeooo:paragraph-rsid="000b3e35"/>
    </style:style>
    <style:style style:name="P6" style:family="paragraph" style:parent-style-name="Standard">
      <style:text-properties style:text-position="0% 100%" officeooo:rsid="0008712b" officeooo:paragraph-rsid="000b3e35"/>
    </style:style>
    <style:style style:name="P7" style:family="paragraph" style:parent-style-name="Standard">
      <style:text-properties style:text-position="0% 100%" officeooo:rsid="000dc490" officeooo:paragraph-rsid="000dc490"/>
    </style:style>
    <style:style style:name="P8" style:family="paragraph" style:parent-style-name="Standard">
      <style:text-properties style:font-name="Liberation Serif" fo:font-size="12pt"/>
    </style:style>
    <style:style style:name="P9" style:family="paragraph" style:parent-style-name="Standard">
      <style:text-properties officeooo:rsid="000990de" officeooo:paragraph-rsid="000b3e35"/>
    </style:style>
    <style:style style:name="P10" style:family="paragraph" style:parent-style-name="Standard">
      <style:text-properties officeooo:rsid="000990de" officeooo:paragraph-rsid="000e5579"/>
    </style:style>
    <style:style style:name="P11"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12" style:family="paragraph" style:parent-style-name="Standard">
      <style:paragraph-properties fo:margin-top="0in" fo:margin-bottom="0.0972in" loext:contextual-spacing="false" fo:line-height="120%"/>
      <style:text-properties style:font-name="Liberation Serif" fo:font-size="12pt"/>
    </style:style>
    <style:style style:name="T1" style:family="text">
      <style:text-properties style:text-position="0% 100%"/>
    </style:style>
    <style:style style:name="T2" style:family="text">
      <style:text-properties style:text-position="0% 100%" officeooo:rsid="0008712b"/>
    </style:style>
    <style:style style:name="T3" style:family="text">
      <style:text-properties style:text-position="0% 100%" officeooo:rsid="000ae880"/>
    </style:style>
    <style:style style:name="T4" style:family="text">
      <style:text-properties fo:font-style="italic" style:font-style-asian="italic"/>
    </style:style>
    <style:style style:name="T5" style:family="text">
      <style:text-properties officeooo:rsid="0008712b"/>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demo for LibreOffice Writer and Mendeley intergration.</text:p>
      <text:p text:style-name="P1"/>
      <text:p text:style-name="P1">This is the citation I want to add in my text<text:span text:style-name="T1"> </text:span><text:reference-mark-start text:name="ADDIN CSL_CITATION {&quot;citationItems&quot;: [{&quot;id&quot;: &quot;ITEM-1&quot;, &quot;itemData&quot;: {&quot;DOI&quot;: &quot;http://dx.doi.org/10.1515/9783110459586-003&quot;, &quot;author&quot;: [{&quot;dropping-particle&quot;: &quot;&quot;, &quot;family&quot;: &quot;Evert&quot;, &quot;given&quot;: &quot;Stefan&quot;, &quot;non-dropping-particle&quot;: &quot;&quot;, &quot;parse-names&quot;: false, &quot;suffix&quot;: &quot;&quot;}, {&quot;dropping-particle&quot;: &quot;&quot;, &quot;family&quot;: &quot;Neumann&quot;, &quot;given&quot;: &quot;Stella&quot;, &quot;non-dropping-particle&quot;: &quot;&quot;, &quot;parse-names&quot;: false, &quot;suffix&quot;: &quot;&quot;}], &quot;container-title&quot;: &quot;Empirical Translation Studies: New Methodological and Theoretical Traditions&quot;, &quot;editor&quot;: [{&quot;dropping-particle&quot;: &quot;&quot;, &quot;family&quot;: &quot;Sutter&quot;, &quot;given&quot;: &quot;G.&quot;, &quot;non-dropping-particle&quot;: &quot;De&quot;, &quot;parse-names&quot;: false, &quot;suffix&quot;: &quot;&quot;}, {&quot;dropping-particle&quot;: &quot;&quot;, &quot;family&quot;: &quot;Lefer&quot;, &quot;given&quot;: &quot;M.&quot;, &quot;non-dropping-particle&quot;: &quot;&quot;, &quot;parse-names&quot;: false, &quot;suffix&quot;: &quot;&quot;}, {&quot;dropping-particle&quot;: &quot;&quot;, &quot;family&quot;: &quot;Delaere&quot;, &quot;given&quot;: &quot;I.&quot;, &quot;non-dropping-particle&quot;: &quot;&quot;, &quot;parse-names&quot;: false, &quot;suffix&quot;: &quot;&quot;}], &quot;id&quot;: &quot;ITEM-1&quot;, &quot;issued&quot;: {&quot;date-parts&quot;: [[&quot;2017&quot;]]}, &quot;page&quot;: &quot;47--80&quot;, &quot;publisher&quot;: &quot;Walter de Gruyter GmbH &amp; Co KG&quot;, &quot;title&quot;: &quot;The impact of translation direction on characteristics of translated texts : A multivariate analysis for English and German&quot;, &quot;type&quot;: &quot;chapter&quot;, &quot;volume&quot;: &quot;300&quot;}, &quot;uris&quot;: [&quot;http://www.mendeley.com/documents/?uuid=3b963565-0474-45dd-89e8-a43e8e0dea9d&quot;]}], &quot;mendeley&quot;: {&quot;formattedCitation&quot;: &quot;(Evert and Neumann, 2017)&quot;, &quot;plainTextFormattedCitation&quot;: &quot;(Evert and Neumann, 2017)&quot;, &quot;previouslyFormattedCitation&quot;: &quot;(Evert and Neumann, 2017)&quot;}, &quot;properties&quot;: {&quot;noteIndex&quot;: 0}, &quot;schema&quot;: &quot;https://github.com/citation-style-language/schema/raw/master/csl-citation.json&quot;} RND1KXtFDZBd6"/><text:span text:style-name="T1">(Evert and Neumann, 2017)</text:span><text:reference-mark-end text:name="ADDIN CSL_CITATION {&quot;citationItems&quot;: [{&quot;id&quot;: &quot;ITEM-1&quot;, &quot;itemData&quot;: {&quot;DOI&quot;: &quot;http://dx.doi.org/10.1515/9783110459586-003&quot;, &quot;author&quot;: [{&quot;dropping-particle&quot;: &quot;&quot;, &quot;family&quot;: &quot;Evert&quot;, &quot;given&quot;: &quot;Stefan&quot;, &quot;non-dropping-particle&quot;: &quot;&quot;, &quot;parse-names&quot;: false, &quot;suffix&quot;: &quot;&quot;}, {&quot;dropping-particle&quot;: &quot;&quot;, &quot;family&quot;: &quot;Neumann&quot;, &quot;given&quot;: &quot;Stella&quot;, &quot;non-dropping-particle&quot;: &quot;&quot;, &quot;parse-names&quot;: false, &quot;suffix&quot;: &quot;&quot;}], &quot;container-title&quot;: &quot;Empirical Translation Studies: New Methodological and Theoretical Traditions&quot;, &quot;editor&quot;: [{&quot;dropping-particle&quot;: &quot;&quot;, &quot;family&quot;: &quot;Sutter&quot;, &quot;given&quot;: &quot;G.&quot;, &quot;non-dropping-particle&quot;: &quot;De&quot;, &quot;parse-names&quot;: false, &quot;suffix&quot;: &quot;&quot;}, {&quot;dropping-particle&quot;: &quot;&quot;, &quot;family&quot;: &quot;Lefer&quot;, &quot;given&quot;: &quot;M.&quot;, &quot;non-dropping-particle&quot;: &quot;&quot;, &quot;parse-names&quot;: false, &quot;suffix&quot;: &quot;&quot;}, {&quot;dropping-particle&quot;: &quot;&quot;, &quot;family&quot;: &quot;Delaere&quot;, &quot;given&quot;: &quot;I.&quot;, &quot;non-dropping-particle&quot;: &quot;&quot;, &quot;parse-names&quot;: false, &quot;suffix&quot;: &quot;&quot;}], &quot;id&quot;: &quot;ITEM-1&quot;, &quot;issued&quot;: {&quot;date-parts&quot;: [[&quot;2017&quot;]]}, &quot;page&quot;: &quot;47--80&quot;, &quot;publisher&quot;: &quot;Walter de Gruyter GmbH &amp; Co KG&quot;, &quot;title&quot;: &quot;The impact of translation direction on characteristics of translated texts : A multivariate analysis for English and German&quot;, &quot;type&quot;: &quot;chapter&quot;, &quot;volume&quot;: &quot;300&quot;}, &quot;uris&quot;: [&quot;http://www.mendeley.com/documents/?uuid=3b963565-0474-45dd-89e8-a43e8e0dea9d&quot;]}], &quot;mendeley&quot;: {&quot;formattedCitation&quot;: &quot;(Evert and Neumann, 2017)&quot;, &quot;plainTextFormattedCitation&quot;: &quot;(Evert and Neumann, 2017)&quot;, &quot;previouslyFormattedCitation&quot;: &quot;(Evert and Neumann, 2017)&quot;}, &quot;properties&quot;: {&quot;noteIndex&quot;: 0}, &quot;schema&quot;: &quot;https://github.com/citation-style-language/schema/raw/master/csl-citation.json&quot;} RND1KXtFDZBd6"/></text:p>
      <text:p text:style-name="P4"><text:span text:style-name="T1">According to Chesterman </text:span><text:reference-mark-start text:name="ADDIN CSL_CITATION {&quot;citationItems&quot;: [{&quot;id&quot;: &quot;ITEM-1&quot;, &quot;itemData&quot;: {&quot;DOI&quot;: &quot;10.1075/btl.50.02che&quot;, &quot;ISBN&quot;: &quot;1-588-11509-7&quot;, &quot;author&quot;: [{&quot;dropping-particle&quot;: &quot;&quot;, &quot;family&quot;: &quot;Chesterman&quot;, &quot;given&quot;: &quot;Andrew&quot;, &quot;non-dropping-particle&quot;: &quot;&quot;, &quot;parse-names&quot;: false, &quot;suffix&quot;: &quot;&quot;}], &quot;container-title&quot;: &quot;Claims, Changes and Challenges in Translation Studies&quot;, &quot;editor&quot;: [{&quot;dropping-particle&quot;: &quot;&quot;, &quot;family&quot;: &quot;Hansen&quot;, &quot;given&quot;: &quot;G.&quot;, &quot;non-dropping-particle&quot;: &quot;&quot;, &quot;parse-names&quot;: false, &quot;suffix&quot;: &quot;&quot;}, {&quot;dropping-particle&quot;: &quot;&quot;, &quot;family&quot;: &quot;Malmkj\u00e6r&quot;, &quot;given&quot;: &quot;K.&quot;, &quot;non-dropping-particle&quot;: &quot;&quot;, &quot;parse-names&quot;: false, &quot;suffix&quot;: &quot;&quot;}, {&quot;dropping-particle&quot;: &quot;&quot;, &quot;family&quot;: &quot;Gile&quot;, &quot;given&quot;: &quot;D.&quot;, &quot;non-dropping-particle&quot;: &quot;&quot;, &quot;parse-names&quot;: false, &quot;suffix&quot;: &quot;&quot;}], &quot;id&quot;: &quot;ITEM-1&quot;, &quot;issued&quot;: {&quot;date-parts&quot;: [[&quot;2004&quot;]]}, &quot;page&quot;: &quot;1-14&quot;, &quot;publisher&quot;: &quot;Benjamins&quot;, &quot;publisher-place&quot;: &quot;Amsterdam and Philadelphia:&quot;, &quot;title&quot;: &quot;Hypotheses about translation universals&quot;, &quot;type&quot;: &quot;chapter&quot;}, &quot;suffix&quot;: &quot;, p. 34&quot;, &quot;suppress-author&quot;: 1, &quot;uris&quot;: [&quot;http://www.mendeley.com/documents/?uuid=07270060-e655-4ba2-a5fc-920887487214&quot;]}], &quot;mendeley&quot;: {&quot;formattedCitation&quot;: &quot;(2004, p. 34)&quot;, &quot;plainTextFormattedCitation&quot;: &quot;(2004, p. 34)&quot;, &quot;previouslyFormattedCitation&quot;: &quot;(2004, p. 34)&quot;}, &quot;properties&quot;: {&quot;noteIndex&quot;: 0}, &quot;schema&quot;: &quot;https://github.com/citation-style-language/schema/raw/master/csl-citation.json&quot;} RNDix24SrknLj"/><text:span text:style-name="T1">(2004, p. 34)</text:span><text:reference-mark-end text:name="ADDIN CSL_CITATION {&quot;citationItems&quot;: [{&quot;id&quot;: &quot;ITEM-1&quot;, &quot;itemData&quot;: {&quot;DOI&quot;: &quot;10.1075/btl.50.02che&quot;, &quot;ISBN&quot;: &quot;1-588-11509-7&quot;, &quot;author&quot;: [{&quot;dropping-particle&quot;: &quot;&quot;, &quot;family&quot;: &quot;Chesterman&quot;, &quot;given&quot;: &quot;Andrew&quot;, &quot;non-dropping-particle&quot;: &quot;&quot;, &quot;parse-names&quot;: false, &quot;suffix&quot;: &quot;&quot;}], &quot;container-title&quot;: &quot;Claims, Changes and Challenges in Translation Studies&quot;, &quot;editor&quot;: [{&quot;dropping-particle&quot;: &quot;&quot;, &quot;family&quot;: &quot;Hansen&quot;, &quot;given&quot;: &quot;G.&quot;, &quot;non-dropping-particle&quot;: &quot;&quot;, &quot;parse-names&quot;: false, &quot;suffix&quot;: &quot;&quot;}, {&quot;dropping-particle&quot;: &quot;&quot;, &quot;family&quot;: &quot;Malmkj\u00e6r&quot;, &quot;given&quot;: &quot;K.&quot;, &quot;non-dropping-particle&quot;: &quot;&quot;, &quot;parse-names&quot;: false, &quot;suffix&quot;: &quot;&quot;}, {&quot;dropping-particle&quot;: &quot;&quot;, &quot;family&quot;: &quot;Gile&quot;, &quot;given&quot;: &quot;D.&quot;, &quot;non-dropping-particle&quot;: &quot;&quot;, &quot;parse-names&quot;: false, &quot;suffix&quot;: &quot;&quot;}], &quot;id&quot;: &quot;ITEM-1&quot;, &quot;issued&quot;: {&quot;date-parts&quot;: [[&quot;2004&quot;]]}, &quot;page&quot;: &quot;1-14&quot;, &quot;publisher&quot;: &quot;Benjamins&quot;, &quot;publisher-place&quot;: &quot;Amsterdam and Philadelphia:&quot;, &quot;title&quot;: &quot;Hypotheses about translation universals&quot;, &quot;type&quot;: &quot;chapter&quot;}, &quot;suffix&quot;: &quot;, p. 34&quot;, &quot;suppress-author&quot;: 1, &quot;uris&quot;: [&quot;http://www.mendeley.com/documents/?uuid=07270060-e655-4ba2-a5fc-920887487214&quot;]}], &quot;mendeley&quot;: {&quot;formattedCitation&quot;: &quot;(2004, p. 34)&quot;, &quot;plainTextFormattedCitation&quot;: &quot;(2004, p. 34)&quot;, &quot;previouslyFormattedCitation&quot;: &quot;(2004, p. 34)&quot;}, &quot;properties&quot;: {&quot;noteIndex&quot;: 0}, &quot;schema&quot;: &quot;https://github.com/citation-style-language/schema/raw/master/csl-citation.json&quot;} RNDix24SrknLj"/><text:span text:style-name="T1">⁠</text:span><text:span text:style-name="T3"> <text:s/></text:span></text:p>
      <text:p text:style-name="P5"/>
      <text:p text:style-name="P4"><text:span text:style-name="T3">⁠⁠</text:span><text:reference-mark-start text:name="ADDIN CSL_CITATION {&quot;citationItems&quot;: [{&quot;id&quot;: &quot;ITEM-1&quot;, &quot;itemData&quot;: {&quot;DOI&quot;: &quot;10.1080/0907676X.2014.928334&quot;, &quot;ISBN&quot;: &quot;0907-676X&quot;, &quot;ISSN&quot;: &quot;0907-676X&quot;, &quot;abstract&quot;: &quot;Typologies of translation solutions have been used in translator training since at least the 1950s. Despite numerous criticisms, some of the oldest versions are still held to have pedagogical value as the toolboxes of the trade. Here we report on class activities in which two classical typologies - Vinay and Darbelnet and Loh - were learned, applied, and critically evaluated by four classes of final-year Masters students translating into a variety of European and Asian languages. It is found that students working with European languages prefer Vinay and Darbelnet, while students working with Chinese prefer Loh. The students' evaluations of the solution types nevertheless reveal surprising lacunas in both, and evince the need for some careful redefinitions. The pedagogical value of the solution types thus lies not in their capacity to describe actual translation processes, since there is a strong linguistic relativity involved, but in the way that their imperfect metalanguages allow students to reflect critically not only on their own practice but also on the difficulties of theorization.&quot;, &quot;author&quot;: [{&quot;dropping-particle&quot;: &quot;&quot;, &quot;family&quot;: &quot;Pym&quot;, &quot;given&quot;: &quot;Anthony&quot;, &quot;non-dropping-particle&quot;: &quot;&quot;, &quot;parse-names&quot;: false, &quot;suffix&quot;: &quot;&quot;}, {&quot;dropping-particle&quot;: &quot;&quot;, &quot;family&quot;: &quot;Torres-Sim\u00f3n&quot;, &quot;given&quot;: &quot;Esther&quot;, &quot;non-dropping-particle&quot;: &quot;&quot;, &quot;parse-names&quot;: false, &quot;suffix&quot;: &quot;&quot;}], &quot;container-title&quot;: &quot;Perspectives&quot;, &quot;id&quot;: &quot;ITEM-1&quot;, &quot;issue&quot;: &quot;1&quot;, &quot;issued&quot;: {&quot;date-parts&quot;: [[&quot;2014&quot;]]}, &quot;page&quot;: &quot;89-106&quot;, &quot;title&quot;: &quot;The pedagogical value of translation solution types&quot;, &quot;type&quot;: &quot;article-journal&quot;, &quot;volume&quot;: &quot;23&quot;}, &quot;uris&quot;: [&quot;http://www.mendeley.com/documents/?uuid=6b865218-cbcc-4a37-b79e-c2cb73e26b7f&quot;]}], &quot;mendeley&quot;: {&quot;formattedCitation&quot;: &quot;(Pym and Torres-Sim\u00f3n, 2014)&quot;, &quot;plainTextFormattedCitation&quot;: &quot;(Pym and Torres-Sim\u00f3n, 2014)&quot;, &quot;previouslyFormattedCitation&quot;: &quot;(Pym and Torres-Sim\u00f3n, 2014)&quot;}, &quot;properties&quot;: {&quot;noteIndex&quot;: 0}, &quot;schema&quot;: &quot;https://github.com/citation-style-language/schema/raw/master/csl-citation.json&quot;} RNDfgW1gQ7l8P"/><text:span text:style-name="T3">(Pym and Torres-Simón, 2014)</text:span><text:reference-mark-end text:name="ADDIN CSL_CITATION {&quot;citationItems&quot;: [{&quot;id&quot;: &quot;ITEM-1&quot;, &quot;itemData&quot;: {&quot;DOI&quot;: &quot;10.1080/0907676X.2014.928334&quot;, &quot;ISBN&quot;: &quot;0907-676X&quot;, &quot;ISSN&quot;: &quot;0907-676X&quot;, &quot;abstract&quot;: &quot;Typologies of translation solutions have been used in translator training since at least the 1950s. Despite numerous criticisms, some of the oldest versions are still held to have pedagogical value as the toolboxes of the trade. Here we report on class activities in which two classical typologies - Vinay and Darbelnet and Loh - were learned, applied, and critically evaluated by four classes of final-year Masters students translating into a variety of European and Asian languages. It is found that students working with European languages prefer Vinay and Darbelnet, while students working with Chinese prefer Loh. The students' evaluations of the solution types nevertheless reveal surprising lacunas in both, and evince the need for some careful redefinitions. The pedagogical value of the solution types thus lies not in their capacity to describe actual translation processes, since there is a strong linguistic relativity involved, but in the way that their imperfect metalanguages allow students to reflect critically not only on their own practice but also on the difficulties of theorization.&quot;, &quot;author&quot;: [{&quot;dropping-particle&quot;: &quot;&quot;, &quot;family&quot;: &quot;Pym&quot;, &quot;given&quot;: &quot;Anthony&quot;, &quot;non-dropping-particle&quot;: &quot;&quot;, &quot;parse-names&quot;: false, &quot;suffix&quot;: &quot;&quot;}, {&quot;dropping-particle&quot;: &quot;&quot;, &quot;family&quot;: &quot;Torres-Sim\u00f3n&quot;, &quot;given&quot;: &quot;Esther&quot;, &quot;non-dropping-particle&quot;: &quot;&quot;, &quot;parse-names&quot;: false, &quot;suffix&quot;: &quot;&quot;}], &quot;container-title&quot;: &quot;Perspectives&quot;, &quot;id&quot;: &quot;ITEM-1&quot;, &quot;issue&quot;: &quot;1&quot;, &quot;issued&quot;: {&quot;date-parts&quot;: [[&quot;2014&quot;]]}, &quot;page&quot;: &quot;89-106&quot;, &quot;title&quot;: &quot;The pedagogical value of translation solution types&quot;, &quot;type&quot;: &quot;article-journal&quot;, &quot;volume&quot;: &quot;23&quot;}, &quot;uris&quot;: [&quot;http://www.mendeley.com/documents/?uuid=6b865218-cbcc-4a37-b79e-c2cb73e26b7f&quot;]}], &quot;mendeley&quot;: {&quot;formattedCitation&quot;: &quot;(Pym and Torres-Sim\u00f3n, 2014)&quot;, &quot;plainTextFormattedCitation&quot;: &quot;(Pym and Torres-Sim\u00f3n, 2014)&quot;, &quot;previouslyFormattedCitation&quot;: &quot;(Pym and Torres-Sim\u00f3n, 2014)&quot;}, &quot;properties&quot;: {&quot;noteIndex&quot;: 0}, &quot;schema&quot;: &quot;https://github.com/citation-style-language/schema/raw/master/csl-citation.json&quot;} RNDfgW1gQ7l8P"/><text:reference-mark-start text:name="ADDIN CSL_CITATION {&quot;citationItems&quot;: [{&quot;id&quot;: &quot;ITEM-1&quot;, &quot;itemData&quot;: {&quot;author&quot;: [{&quot;dropping-particle&quot;: &quot;&quot;, &quot;family&quot;: &quot;Gellerstam&quot;, &quot;given&quot;: &quot;Martin&quot;, &quot;non-dropping-particle&quot;: &quot;&quot;, &quot;parse-names&quot;: false, &quot;suffix&quot;: &quot;&quot;}], &quot;container-title&quot;: &quot;Translation studies in Scandinavia&quot;, &quot;editor&quot;: [{&quot;dropping-particle&quot;: &quot;&quot;, &quot;family&quot;: &quot;Wollin&quot;, &quot;given&quot;: &quot;Lars&quot;, &quot;non-dropping-particle&quot;: &quot;&quot;, &quot;parse-names&quot;: false, &quot;suffix&quot;: &quot;&quot;}, {&quot;dropping-particle&quot;: &quot;&quot;, &quot;family&quot;: &quot;Lindquist&quot;, &quot;given&quot;: &quot;Hans&quot;, &quot;non-dropping-particle&quot;: &quot;&quot;, &quot;parse-names&quot;: false, &quot;suffix&quot;: &quot;&quot;}], &quot;id&quot;: &quot;ITEM-1&quot;, &quot;issued&quot;: {&quot;date-parts&quot;: [[&quot;1986&quot;]]}, &quot;page&quot;: &quot;88-95&quot;, &quot;publisher&quot;: &quot;CWK Gleerup&quot;, &quot;publisher-place&quot;: &quot;Lund&quot;, &quot;title&quot;: &quot;Translationese in Swedish novels translated from English&quot;, &quot;type&quot;: &quot;chapter&quot;}, &quot;uris&quot;: [&quot;http://www.mendeley.com/documents/?uuid=4dfb4cde-7616-4c55-a205-8c54ca69c486&quot;]}], &quot;mendeley&quot;: {&quot;formattedCitation&quot;: &quot;(Gellerstam, 1986)&quot;, &quot;plainTextFormattedCitation&quot;: &quot;(Gellerstam, 1986)&quot;, &quot;previouslyFormattedCitation&quot;: &quot;(Gellerstam, 1986)&quot;}, &quot;properties&quot;: {&quot;noteIndex&quot;: 0}, &quot;schema&quot;: &quot;https://github.com/citation-style-language/schema/raw/master/csl-citation.json&quot;} RNDsBmbsEnOr8"/><text:span text:style-name="T2">(Gellerstam, 1986)</text:span><text:reference-mark-end text:name="ADDIN CSL_CITATION {&quot;citationItems&quot;: [{&quot;id&quot;: &quot;ITEM-1&quot;, &quot;itemData&quot;: {&quot;author&quot;: [{&quot;dropping-particle&quot;: &quot;&quot;, &quot;family&quot;: &quot;Gellerstam&quot;, &quot;given&quot;: &quot;Martin&quot;, &quot;non-dropping-particle&quot;: &quot;&quot;, &quot;parse-names&quot;: false, &quot;suffix&quot;: &quot;&quot;}], &quot;container-title&quot;: &quot;Translation studies in Scandinavia&quot;, &quot;editor&quot;: [{&quot;dropping-particle&quot;: &quot;&quot;, &quot;family&quot;: &quot;Wollin&quot;, &quot;given&quot;: &quot;Lars&quot;, &quot;non-dropping-particle&quot;: &quot;&quot;, &quot;parse-names&quot;: false, &quot;suffix&quot;: &quot;&quot;}, {&quot;dropping-particle&quot;: &quot;&quot;, &quot;family&quot;: &quot;Lindquist&quot;, &quot;given&quot;: &quot;Hans&quot;, &quot;non-dropping-particle&quot;: &quot;&quot;, &quot;parse-names&quot;: false, &quot;suffix&quot;: &quot;&quot;}], &quot;id&quot;: &quot;ITEM-1&quot;, &quot;issued&quot;: {&quot;date-parts&quot;: [[&quot;1986&quot;]]}, &quot;page&quot;: &quot;88-95&quot;, &quot;publisher&quot;: &quot;CWK Gleerup&quot;, &quot;publisher-place&quot;: &quot;Lund&quot;, &quot;title&quot;: &quot;Translationese in Swedish novels translated from English&quot;, &quot;type&quot;: &quot;chapter&quot;}, &quot;uris&quot;: [&quot;http://www.mendeley.com/documents/?uuid=4dfb4cde-7616-4c55-a205-8c54ca69c486&quot;]}], &quot;mendeley&quot;: {&quot;formattedCitation&quot;: &quot;(Gellerstam, 1986)&quot;, &quot;plainTextFormattedCitation&quot;: &quot;(Gellerstam, 1986)&quot;, &quot;previouslyFormattedCitation&quot;: &quot;(Gellerstam, 1986)&quot;}, &quot;properties&quot;: {&quot;noteIndex&quot;: 0}, &quot;schema&quot;: &quot;https://github.com/citation-style-language/schema/raw/master/csl-citation.json&quot;} RNDsBmbsEnOr8"/></text:p>
      <text:p text:style-name="P4"><text:span text:style-name="T2"/></text:p>
      <text:p text:style-name="P10"><text:reference-mark-start text:name="ADDIN CSL_CITATION {&quot;citationItems&quot;: [{&quot;id&quot;: &quot;ITEM-1&quot;, &quot;itemData&quot;: {&quot;ISBN&quot;: &quot;9789027258786&quot;, &quot;ISSN&quot;: &quot;15394794&quot;, &quot;abstract&quot;: &quot;A novel type of a dynamic optical neurochip that uses sensitivity-variable photodiodes (VSPD\u2019s) as variable interconnection weight elements is proposed and analyzed. The chip consists of the line-shaped light-emitting diode array and the VSPD matrix array. A monolithic integration of these arrays is presented. This dynamic chip has advantages such as less optical cross talk, higher processing speed, and realization of analog synaptic weights. Also, experimental results of the VSPD array using metal-semiconductor-metal structure are shown. The results of the computer simulation using this chip as a learning element show that the unwanted effect of the optical cross talk on the recognition rate can be alleviated by the learning capability of the chip. It is also found that the theoretical maximum density is -2000 neurons/cm 2 for the backpropagation model. \u00a9 1991 Optical Society of America.&quot;, &quot;author&quot;: [{&quot;dropping-particle&quot;: &quot;&quot;, &quot;family&quot;: &quot;Chesterman&quot;, &quot;given&quot;: &quot;Andrew&quot;, &quot;non-dropping-particle&quot;: &quot;&quot;, &quot;parse-names&quot;: false, &quot;suffix&quot;: &quot;&quot;}], &quot;id&quot;: &quot;ITEM-1&quot;, &quot;issued&quot;: {&quot;date-parts&quot;: [[&quot;2017&quot;]]}, &quot;title&quot;: &quot;Reflections on Translation Theory: Selected papers 1993 \u2013 2014&quot;, &quot;type&quot;: &quot;book&quot;}, &quot;uris&quot;: [&quot;http://www.mendeley.com/documents/?uuid=02320fe9-0548-42e4-b871-a7a496832f85&quot;]}], &quot;mendeley&quot;: {&quot;formattedCitation&quot;: &quot;(Chesterman, 2017)&quot;, &quot;plainTextFormattedCitation&quot;: &quot;(Chesterman, 2017)&quot;, &quot;previouslyFormattedCitation&quot;: &quot;(Chesterman, 2017)&quot;}, &quot;properties&quot;: {&quot;noteIndex&quot;: 0}, &quot;schema&quot;: &quot;https://github.com/citation-style-language/schema/raw/master/csl-citation.json&quot;} RNDmrPRyu7zBh"/><text:span text:style-name="T2">(Chesterman, 2017)</text:span><text:reference-mark-end text:name="ADDIN CSL_CITATION {&quot;citationItems&quot;: [{&quot;id&quot;: &quot;ITEM-1&quot;, &quot;itemData&quot;: {&quot;ISBN&quot;: &quot;9789027258786&quot;, &quot;ISSN&quot;: &quot;15394794&quot;, &quot;abstract&quot;: &quot;A novel type of a dynamic optical neurochip that uses sensitivity-variable photodiodes (VSPD\u2019s) as variable interconnection weight elements is proposed and analyzed. The chip consists of the line-shaped light-emitting diode array and the VSPD matrix array. A monolithic integration of these arrays is presented. This dynamic chip has advantages such as less optical cross talk, higher processing speed, and realization of analog synaptic weights. Also, experimental results of the VSPD array using metal-semiconductor-metal structure are shown. The results of the computer simulation using this chip as a learning element show that the unwanted effect of the optical cross talk on the recognition rate can be alleviated by the learning capability of the chip. It is also found that the theoretical maximum density is -2000 neurons/cm 2 for the backpropagation model. \u00a9 1991 Optical Society of America.&quot;, &quot;author&quot;: [{&quot;dropping-particle&quot;: &quot;&quot;, &quot;family&quot;: &quot;Chesterman&quot;, &quot;given&quot;: &quot;Andrew&quot;, &quot;non-dropping-particle&quot;: &quot;&quot;, &quot;parse-names&quot;: false, &quot;suffix&quot;: &quot;&quot;}], &quot;id&quot;: &quot;ITEM-1&quot;, &quot;issued&quot;: {&quot;date-parts&quot;: [[&quot;2017&quot;]]}, &quot;title&quot;: &quot;Reflections on Translation Theory: Selected papers 1993 \u2013 2014&quot;, &quot;type&quot;: &quot;book&quot;}, &quot;uris&quot;: [&quot;http://www.mendeley.com/documents/?uuid=02320fe9-0548-42e4-b871-a7a496832f85&quot;]}], &quot;mendeley&quot;: {&quot;formattedCitation&quot;: &quot;(Chesterman, 2017)&quot;, &quot;plainTextFormattedCitation&quot;: &quot;(Chesterman, 2017)&quot;, &quot;previouslyFormattedCitation&quot;: &quot;(Chesterman, 2017)&quot;}, &quot;properties&quot;: {&quot;noteIndex&quot;: 0}, &quot;schema&quot;: &quot;https://github.com/citation-style-language/schema/raw/master/csl-citation.json&quot;} RNDmrPRyu7zBh"/></text:p>
      <text:p text:style-name="P10"><text:span text:style-name="T2"/></text:p>
      <text:p text:style-name="P10"><text:span text:style-name="T2">⁠</text:span><text:bookmark text:name="MendeleyTempCursorBookmark1"/></text:p>
      <text:p text:style-name="P6"><text:reference-mark-start text:name="ADDIN CSL_CITATION {&quot;citationItems&quot;: [{&quot;id&quot;: &quot;ITEM-1&quot;, &quot;itemData&quot;: {&quot;abstract&quot;: &quot;We propose the use of pre-trained embeddings as features of a regression model for sentence-level quality estimation of machine translation. In our work we combine freely available BERT and LASER multilingual embeddings to train a neural-based regression model. In the second proposed method we use as an input features not only pre-trained embeddings, but also log probability of any machine translation (MT) system. Both methods are applied to several language pairs and are evaluated both as a classical quality estimation system (predicting the HTER score) as well as an MT metric (predict-ing human judgements of translation quality).&quot;, &quot;author&quot;: [{&quot;dropping-particle&quot;: &quot;&quot;, &quot;family&quot;: &quot;Yankovskaya&quot;, &quot;given&quot;: &quot;Lisa&quot;, &quot;non-dropping-particle&quot;: &quot;&quot;, &quot;parse-names&quot;: false, &quot;suffix&quot;: &quot;&quot;}, {&quot;dropping-particle&quot;: &quot;&quot;, &quot;family&quot;: &quot;T\u00e4ttar&quot;, &quot;given&quot;: &quot;Andre&quot;, &quot;non-dropping-particle&quot;: &quot;&quot;, &quot;parse-names&quot;: false, &quot;suffix&quot;: &quot;&quot;}, {&quot;dropping-particle&quot;: &quot;&quot;, &quot;family&quot;: &quot;Fishel&quot;, &quot;given&quot;: &quot;Mark&quot;, &quot;non-dropping-particle&quot;: &quot;&quot;, &quot;parse-names&quot;: false, &quot;suffix&quot;: &quot;&quot;}], &quot;container-title&quot;: &quot;Proceedings ofthe Fourth Conference on Machine Translation (WMT)&quot;, &quot;id&quot;: &quot;ITEM-1&quot;, &quot;issue&quot;: &quot;2&quot;, &quot;issued&quot;: {&quot;date-parts&quot;: [[&quot;2019&quot;]]}, &quot;page&quot;: &quot;101-105&quot;, &quot;title&quot;: &quot;Quality Estimation and Translation Metrics via Pre-trained Word and Sentence Embeddings&quot;, &quot;type&quot;: &quot;paper-conference&quot;, &quot;volume&quot;: &quot;3&quot;}, &quot;uris&quot;: [&quot;http://www.mendeley.com/documents/?uuid=cd79cacf-65ed-368f-aca7-af6ba11953de&quot;]}], &quot;mendeley&quot;: {&quot;formattedCitation&quot;: &quot;(Yankovskaya, T\u00e4ttar and Fishel, 2019)&quot;, &quot;plainTextFormattedCitation&quot;: &quot;(Yankovskaya, T\u00e4ttar and Fishel, 2019)&quot;}, &quot;properties&quot;: {&quot;noteIndex&quot;: 0}, &quot;schema&quot;: &quot;https://github.com/citation-style-language/schema/raw/master/csl-citation.json&quot;} RNDHNnKMIq3pt"/>(Yankovskaya, Tättar and Fishel, 2019)<text:reference-mark-end text:name="ADDIN CSL_CITATION {&quot;citationItems&quot;: [{&quot;id&quot;: &quot;ITEM-1&quot;, &quot;itemData&quot;: {&quot;abstract&quot;: &quot;We propose the use of pre-trained embeddings as features of a regression model for sentence-level quality estimation of machine translation. In our work we combine freely available BERT and LASER multilingual embeddings to train a neural-based regression model. In the second proposed method we use as an input features not only pre-trained embeddings, but also log probability of any machine translation (MT) system. Both methods are applied to several language pairs and are evaluated both as a classical quality estimation system (predicting the HTER score) as well as an MT metric (predict-ing human judgements of translation quality).&quot;, &quot;author&quot;: [{&quot;dropping-particle&quot;: &quot;&quot;, &quot;family&quot;: &quot;Yankovskaya&quot;, &quot;given&quot;: &quot;Lisa&quot;, &quot;non-dropping-particle&quot;: &quot;&quot;, &quot;parse-names&quot;: false, &quot;suffix&quot;: &quot;&quot;}, {&quot;dropping-particle&quot;: &quot;&quot;, &quot;family&quot;: &quot;T\u00e4ttar&quot;, &quot;given&quot;: &quot;Andre&quot;, &quot;non-dropping-particle&quot;: &quot;&quot;, &quot;parse-names&quot;: false, &quot;suffix&quot;: &quot;&quot;}, {&quot;dropping-particle&quot;: &quot;&quot;, &quot;family&quot;: &quot;Fishel&quot;, &quot;given&quot;: &quot;Mark&quot;, &quot;non-dropping-particle&quot;: &quot;&quot;, &quot;parse-names&quot;: false, &quot;suffix&quot;: &quot;&quot;}], &quot;container-title&quot;: &quot;Proceedings ofthe Fourth Conference on Machine Translation (WMT)&quot;, &quot;id&quot;: &quot;ITEM-1&quot;, &quot;issue&quot;: &quot;2&quot;, &quot;issued&quot;: {&quot;date-parts&quot;: [[&quot;2019&quot;]]}, &quot;page&quot;: &quot;101-105&quot;, &quot;title&quot;: &quot;Quality Estimation and Translation Metrics via Pre-trained Word and Sentence Embeddings&quot;, &quot;type&quot;: &quot;paper-conference&quot;, &quot;volume&quot;: &quot;3&quot;}, &quot;uris&quot;: [&quot;http://www.mendeley.com/documents/?uuid=cd79cacf-65ed-368f-aca7-af6ba11953de&quot;]}], &quot;mendeley&quot;: {&quot;formattedCitation&quot;: &quot;(Yankovskaya, T\u00e4ttar and Fishel, 2019)&quot;, &quot;plainTextFormattedCitation&quot;: &quot;(Yankovskaya, T\u00e4ttar and Fishel, 2019)&quot;}, &quot;properties&quot;: {&quot;noteIndex&quot;: 0}, &quot;schema&quot;: &quot;https://github.com/citation-style-language/schema/raw/master/csl-citation.json&quot;} RNDHNnKMIq3pt"/>⁠</text:p>
      <text:p text:style-name="P3"><text:reference-mark-start text:name="ADDIN CSL_CITATION {&quot;citationItems&quot;: [{&quot;id&quot;: &quot;ITEM-1&quot;, &quot;itemData&quot;: {&quot;author&quot;: [{&quot;dropping-particle&quot;: &quot;&quot;, &quot;family&quot;: &quot;Chesterman&quot;, &quot;given&quot;: &quot;Andrew&quot;, &quot;non-dropping-particle&quot;: &quot;&quot;, &quot;parse-names&quot;: false, &quot;suffix&quot;: &quot;&quot;}], &quot;container-title&quot;: &quot;Kiasm. Acta Translatologica Helsingiensia&quot;, &quot;editor&quot;: [{&quot;dropping-particle&quot;: &quot;&quot;, &quot;family&quot;: &quot;Hartama-Heinonen&quot;, &quot;given&quot;: &quot;Ritva&quot;, &quot;non-dropping-particle&quot;: &quot;&quot;, &quot;parse-names&quot;: false, &quot;suffix&quot;: &quot;&quot;}, {&quot;dropping-particle&quot;: &quot;&quot;, &quot;family&quot;: &quot;Kukkonen&quot;, &quot;given&quot;: &quot;Pirjo&quot;, &quot;non-dropping-particle&quot;: &quot;&quot;, &quot;parse-names&quot;: false, &quot;suffix&quot;: &quot;&quot;}], &quot;id&quot;: &quot;ITEM-1&quot;, &quot;issued&quot;: {&quot;date-parts&quot;: [[&quot;2010&quot;]]}, &quot;page&quot;: &quot;38-48&quot;, &quot;publisher&quot;: &quot;Helsingfors: Helsingfors universitet, Nordica&quot;, &quot;title&quot;: &quot;Why Study Translation Universals?&quot;, &quot;type&quot;: &quot;paper-conference&quot;, &quot;volume&quot;: &quot;1&quot;}, &quot;prefix&quot;: &quot;, p. 34&quot;, &quot;suppress-author&quot;: 1, &quot;uris&quot;: [&quot;http://www.mendeley.com/documents/?uuid=c46d1d13-867d-4503-a21d-8838c1e90283&quot;]}], &quot;mendeley&quot;: {&quot;formattedCitation&quot;: &quot;(, p. 34 2010)&quot;, &quot;plainTextFormattedCitation&quot;: &quot;(, p. 34 2010)&quot;, &quot;previouslyFormattedCitation&quot;: &quot;(, p. 34 2010)&quot;}, &quot;properties&quot;: {&quot;noteIndex&quot;: 0}, &quot;schema&quot;: &quot;https://github.com/citation-style-language/schema/raw/master/csl-citation.json&quot;} RNDmb0c8B4zgU"/>(, p. 34 2010)<text:reference-mark-end text:name="ADDIN CSL_CITATION {&quot;citationItems&quot;: [{&quot;id&quot;: &quot;ITEM-1&quot;, &quot;itemData&quot;: {&quot;author&quot;: [{&quot;dropping-particle&quot;: &quot;&quot;, &quot;family&quot;: &quot;Chesterman&quot;, &quot;given&quot;: &quot;Andrew&quot;, &quot;non-dropping-particle&quot;: &quot;&quot;, &quot;parse-names&quot;: false, &quot;suffix&quot;: &quot;&quot;}], &quot;container-title&quot;: &quot;Kiasm. Acta Translatologica Helsingiensia&quot;, &quot;editor&quot;: [{&quot;dropping-particle&quot;: &quot;&quot;, &quot;family&quot;: &quot;Hartama-Heinonen&quot;, &quot;given&quot;: &quot;Ritva&quot;, &quot;non-dropping-particle&quot;: &quot;&quot;, &quot;parse-names&quot;: false, &quot;suffix&quot;: &quot;&quot;}, {&quot;dropping-particle&quot;: &quot;&quot;, &quot;family&quot;: &quot;Kukkonen&quot;, &quot;given&quot;: &quot;Pirjo&quot;, &quot;non-dropping-particle&quot;: &quot;&quot;, &quot;parse-names&quot;: false, &quot;suffix&quot;: &quot;&quot;}], &quot;id&quot;: &quot;ITEM-1&quot;, &quot;issued&quot;: {&quot;date-parts&quot;: [[&quot;2010&quot;]]}, &quot;page&quot;: &quot;38-48&quot;, &quot;publisher&quot;: &quot;Helsingfors: Helsingfors universitet, Nordica&quot;, &quot;title&quot;: &quot;Why Study Translation Universals?&quot;, &quot;type&quot;: &quot;paper-conference&quot;, &quot;volume&quot;: &quot;1&quot;}, &quot;prefix&quot;: &quot;, p. 34&quot;, &quot;suppress-author&quot;: 1, &quot;uris&quot;: [&quot;http://www.mendeley.com/documents/?uuid=c46d1d13-867d-4503-a21d-8838c1e90283&quot;]}], &quot;mendeley&quot;: {&quot;formattedCitation&quot;: &quot;(, p. 34 2010)&quot;, &quot;plainTextFormattedCitation&quot;: &quot;(, p. 34 2010)&quot;, &quot;previouslyFormattedCitation&quot;: &quot;(, p. 34 2010)&quot;}, &quot;properties&quot;: {&quot;noteIndex&quot;: 0}, &quot;schema&quot;: &quot;https://github.com/citation-style-language/schema/raw/master/csl-citation.json&quot;} RNDmb0c8B4zgU"/>⁠</text:p>
      <text:p text:style-name="P3"><text:span text:style-name="T5">References</text:span> </text:p>
      <text:p text:style-name="P3"/>
      <text:section text:style-name="Sect1" text:name="ADDIN Mendeley Bibliography CSL_BIBLIOGRAPHY  RND7PAWUgTNQv">
        <text:p text:style-name="P12">Chesterman, A. (2004) ‘Hypotheses about translation universals’, in Hansen, G., Malmkjær, K., and Gile, D. (eds) <text:span text:style-name="T4">Claims, Changes and Challenges in Translation Studies</text:span>. Amsterdam and Philadelphia: Benjamins, pp. 1–14. doi:10.1075/btl.50.02che.</text:p>
        <text:p text:style-name="P12">Chesterman, A. (2010) ‘Why Study Translation Universals?’, in Hartama-Heinonen, R. and Kukkonen, P. (eds) <text:span text:style-name="T4">Kiasm. Acta Translatologica Helsingiensia</text:span>. Helsingfors: Helsingfors universitet, Nordica, pp. 38–48.</text:p>
        <text:p text:style-name="P12">Chesterman, A. (2017) <text:span text:style-name="T4">Reflections on Translation Theory: Selected papers 1993 – 2014</text:span>.</text:p>
        <text:p text:style-name="P12">Evert, S. and Neumann, S. (2017) ‘The impact of translation direction on characteristics of translated texts : A multivariate analysis for English and German’, in De Sutter, G., Lefer, M., and Delaere, I. (eds) <text:span text:style-name="T4">Empirical Translation Studies: New Methodological and Theoretical Traditions</text:span>. Walter de Gruyter GmbH &amp; Co KG, pp. 47--80. doi:http://dx.doi.org/10.1515/9783110459586-003.</text:p>
        <text:p text:style-name="P12">Gellerstam, M. (1986) ‘Translationese in Swedish novels translated from English’, in Wollin, L. and Lindquist, H. (eds) <text:span text:style-name="T4">Translation studies in Scandinavia</text:span>. Lund: CWK Gleerup, pp. 88–95. Available at: https://scholar.google.com/scholar?q=Gellerstam+%281986%29&amp;btnG=&amp;hl=en&amp;as_sdt=0%2C5#0 (Accessed: 4 April 2016).</text:p>
        <text:p text:style-name="P12">Pym, A. and Torres-Simón, E. (2014) ‘The pedagogical value of translation solution types’, <text:span text:style-name="T4">Perspectives</text:span>, 23(1), pp. 89–106. doi:10.1080/0907676X.2014.928334.</text:p>
        <text:p text:style-name="P8">Yankovskaya, L., Tättar, A. and Fishel, M. (2019) ‘Quality Estimation and Translation Metrics via Pre-trained Word and Sentence Embeddings’, in <text:span text:style-name="T4">Proceedings ofthe Fourth Conference on Machine Translation (WMT)</text:span>, pp. 101–105. Available at: http://statmt.org/wmt18/ (Accessed: 26 September 2020).</text:p>
      </text:section>
      <text:p text:style-name="P3"><text: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a Kunilovskaya</meta:initial-creator>
    <meta:creation-date>2022-03-19T14:59:14.829206916</meta:creation-date>
    <dc:date>2022-03-23T11:05:32.753038843</dc:date>
    <dc:creator>Maria Kunilovskaya</dc:creator>
    <meta:editing-duration>PT22M33S</meta:editing-duration>
    <meta:editing-cycles>5</meta:editing-cycles>
    <meta:generator>LibreOffice/6.4.7.2$Linux_X86_64 LibreOffice_project/40$Build-2</meta:generator>
    <meta:document-statistic meta:table-count="0" meta:image-count="0" meta:object-count="0" meta:page-count="1" meta:paragraph-count="17" meta:word-count="265" meta:character-count="1982" meta:non-whitespace-character-count="1739"/>
    <meta:user-defined meta:name="Mendeley Citation Style_1">http://www.zotero.org/styles/harvard-cite-them-right</meta:user-defined>
    <meta:user-defined meta:name="Mendeley Document_1">True</meta:user-defined>
    <meta:user-defined meta:name="Mendeley Unique User Id_1">6d27afc2-0193-33ba-a241-1537c41315ff</meta:user-defined>
    <meta:user-defined meta:name="Mendeley_Bookmark_PDkosX5taR_1">ADDIN CSL_CITATION {"citationItems": [{"id": "ITEM-1", "itemData": {"DOI": "10.1075/btl.50.02che", "ISBN": "1-588-11509-7", "author": [{"dropping-particle": "", "family": "Chesterman", "given": "Andrew", "non-dropping-particle": "", "parse-names": false, </meta:user-defined>
    <meta:user-defined meta:name="Mendeley_Bookmark_PDkosX5taR_2" meta:value-type="string">"suffix": ""}], "container-title": "Claims, Changes and Challenges in Translation Studies", "editor": [{"dropping-particle": "", "family": "Hansen", "given": "G.", "non-dropping-particle": "", "parse-names": false, "suffix": ""}, {"dropping-particle": "",</meta:user-defined>
    <meta:user-defined meta:name="Mendeley_Bookmark_PDkosX5taR_3" meta:value-type="string"> "family": "Malmkj\u00e6r", "given": "K.", "non-dropping-particle": "", "parse-names": false, "suffix": ""}, {"dropping-particle": "", "family": "Gile", "given": "D.", "non-dropping-particle": "", "parse-names": false, "suffix": ""}], "id": "ITEM-1", "iss</meta:user-defined>
    <meta:user-defined meta:name="Mendeley_Bookmark_PDkosX5taR_4" meta:value-type="string">ued": {"date-parts": [["2004"]]}, "page": "1-14", "publisher": "Benjamins", "publisher-place": "Amsterdam and Philadelphia:", "title": "Hypotheses about translation universals", "type": "chapter"}, "uris": ["http://www.mendeley.com/documents/?uuid=0727006</meta:user-defined>
    <meta:user-defined meta:name="Mendeley_Bookmark_PDkosX5taR_5" meta:value-type="string">0-e655-4ba2-a5fc-920887487214"]}], "mendeley": {"formattedCitation": "(Chesterman, 2004)", "plainTextFormattedCitation": "(Chesterman, 2004)", "previouslyFormattedCitation": "(Chesterman, 2004)"}, "properties": {"noteIndex": 0}, "schema": "https://github.</meta:user-defined>
    <meta:user-defined meta:name="Mendeley_Bookmark_PDkosX5taR_6" meta:value-type="string">com/citation-style-language/schema/raw/master/csl-citation.json"}</meta:user-defined>
    <meta:user-defined meta:name="Mendeley_Bookmark_PtJIlWJ0WD_1" meta:value-type="string">ADDIN CSL_CITATION {"citationItems": [{"id": "ITEM-1", "itemData": {"DOI": "http://dx.doi.org/10.1515/9783110459586-003", "author": [{"dropping-particle": "", "family": "Evert", "given": "Stefan", "non-dropping-particle": "", "parse-names": false, "suffix</meta:user-defined>
    <meta:user-defined meta:name="Mendeley_Bookmark_PtJIlWJ0WD_2" meta:value-type="string">": ""}, {"dropping-particle": "", "family": "Neumann", "given": "Stella", "non-dropping-particle": "", "parse-names": false, "suffix": ""}], "container-title": "Empirical Translation Studies: New Methodological and Theoretical Traditions", "editor": [{"dr</meta:user-defined>
    <meta:user-defined meta:name="Mendeley_Bookmark_PtJIlWJ0WD_3" meta:value-type="string">opping-particle": "", "family": "Sutter", "given": "G.", "non-dropping-particle": "De", "parse-names": false, "suffix": ""}, {"dropping-particle": "", "family": "Lefer", "given": "M.", "non-dropping-particle": "", "parse-names": false, "suffix": ""}, {"dr</meta:user-defined>
    <meta:user-defined meta:name="Mendeley_Bookmark_PtJIlWJ0WD_4" meta:value-type="string">opping-particle": "", "family": "Delaere", "given": "I.", "non-dropping-particle": "", "parse-names": false, "suffix": ""}], "id": "ITEM-1", "issued": {"date-parts": [["2017"]]}, "page": "47--80", "publisher": "Walter de Gruyter GmbH &amp; Co KG", "title": "T</meta:user-defined>
    <meta:user-defined meta:name="Mendeley_Bookmark_PtJIlWJ0WD_5" meta:value-type="string">he impact of translation direction on characteristics of translated texts : A multivariate analysis for English and German", "type": "chapter", "volume": "300"}, "uris": ["http://www.mendeley.com/documents/?uuid=3b963565-0474-45dd-89e8-a43e8e0dea9d"]}], "</meta:user-defined>
    <meta:user-defined meta:name="Mendeley_Bookmark_PtJIlWJ0WD_6" meta:value-type="string">mendeley": {"formattedCitation": "(Evert and Neumann, 2017)", "plainTextFormattedCitation": "(Evert and Neumann, 2017)", "previouslyFormattedCitation": "(Evert and Neumann, 2017)"}, "properties": {"noteIndex": 0}, "schema": "https://github.com/citation-st</meta:user-defined>
    <meta:user-defined meta:name="Mendeley_Bookmark_PtJIlWJ0WD_7" meta:value-type="string">yle-language/schema/raw/master/csl-citation.json"}</meta:user-defined>
    <meta:user-defined meta:name="Mendeley_Bookmark_WO9tuGVhk4_1" meta:value-type="string">ADDIN CSL_CITATION {"citationItems": [{"id": "ITEM-1", "itemData": {"DOI": "10.1080/0907676X.2014.928334", "ISBN": "0907-676X", "ISSN": "0907-676X", "abstract": "Typologies of translation solutions have been used in translator training since at least the </meta:user-defined>
    <meta:user-defined meta:name="Mendeley_Bookmark_WO9tuGVhk4_2" meta:value-type="string">1950s. Despite numerous criticisms, some of the oldest versions are still held to have pedagogical value as the toolboxes of the trade. Here we report on class activities in which two classical typologies - Vinay and Darbelnet and Loh - were learned, appl</meta:user-defined>
    <meta:user-defined meta:name="Mendeley_Bookmark_WO9tuGVhk4_3" meta:value-type="string">ied, and critically evaluated by four classes of final-year Masters students translating into a variety of European and Asian languages. It is found that students working with European languages prefer Vinay and Darbelnet, while students working with Chin</meta:user-defined>
    <meta:user-defined meta:name="Mendeley_Bookmark_WO9tuGVhk4_4" meta:value-type="string">ese prefer Loh. The students' evaluations of the solution types nevertheless reveal surprising lacunas in both, and evince the need for some careful redefinitions. The pedagogical value of the solution types thus lies not in their capacity to describe act</meta:user-defined>
    <meta:user-defined meta:name="Mendeley_Bookmark_WO9tuGVhk4_5" meta:value-type="string">ual translation processes, since there is a strong linguistic relativity involved, but in the way that their imperfect metalanguages allow students to reflect critically not only on their own practice but also on the difficulties of theorization.", "autho</meta:user-defined>
    <meta:user-defined meta:name="Mendeley_Bookmark_WO9tuGVhk4_6" meta:value-type="string">r": [{"dropping-particle": "", "family": "Pym", "given": "Anthony", "non-dropping-particle": "", "parse-names": false, "suffix": ""}, {"dropping-particle": "", "family": "Torres-Sim\u00f3n", "given": "Esther", "non-dropping-particle": "", "parse-names": f</meta:user-defined>
    <meta:user-defined meta:name="Mendeley_Bookmark_WO9tuGVhk4_7" meta:value-type="string">alse, "suffix": ""}], "container-title": "Perspectives", "id": "ITEM-1", "issue": "1", "issued": {"date-parts": [["2014"]]}, "page": "89-106", "title": "The pedagogical value of translation solution types", "type": "article-journal", "volume": "23"}, "uri</meta:user-defined>
    <meta:user-defined meta:name="Mendeley_Bookmark_WO9tuGVhk4_8" meta:value-type="string">s": ["http://www.mendeley.com/documents/?uuid=6b865218-cbcc-4a37-b79e-c2cb73e26b7f"]}], "mendeley": {"formattedCitation": "(Pym and Torres-Sim\u00f3n, 2014)", "plainTextFormattedCitation": "(Pym and Torres-Sim\u00f3n, 2014)"}, "properties": {"noteIndex": </meta:user-defined>
    <meta:user-defined meta:name="Mendeley_Bookmark_WO9tuGVhk4_9" meta:value-type="string">0}, "schema": "https://github.com/citation-style-language/schema/raw/master/csl-citation.json"}</meta:user-defined>
    <meta:user-defined meta:name="Mendeley_Bookmark_hnch2oagYS_1" meta:value-type="string">ADDIN CSL_CITATION {"citationItems": [{"id": "ITEM-1", "itemData": {"DOI": "10.1007/978-3-030-37334-4", "ISBN": "9783030373344", "author": [{"dropping-particle": "", "family": "Kutuzov", "given": "Andrey", "non-dropping-particle": "", "parse-names": false</meta:user-defined>
    <meta:user-defined meta:name="Mendeley_Bookmark_hnch2oagYS_2" meta:value-type="string">, "suffix": ""}, {"dropping-particle": "", "family": "Nikishina", "given": "Irina", "non-dropping-particle": "", "parse-names": false, "suffix": ""}], "container-title": "AIST 2019, LNCS 11832", "id": "ITEM-1", "issued": {"date-parts": [["2019"]]}, "page"</meta:user-defined>
    <meta:user-defined meta:name="Mendeley_Bookmark_hnch2oagYS_3" meta:value-type="string">: "3-8", "publisher": "Springer International Publishing", "title": "Double-Blind Peer-Reviewing and Inclusiveness in Russian NLP Conferences", "type": "paper-conference", "volume": "1"}, "uris": ["http://www.mendeley.com/documents/?uuid=539e3cdc-fbc9-4d8</meta:user-defined>
    <meta:user-defined meta:name="Mendeley_Bookmark_hnch2oagYS_4" meta:value-type="string">7-94e0-78eb3ed70a9d"]}, {"id": "ITEM-2", "itemData": {"author": [{"dropping-particle": "", "family": "Orasan", "given": "Constantin", "non-dropping-particle": "", "parse-names": false, "suffix": ""}, {"dropping-particle": "", "family": "Mitkov", "given": </meta:user-defined>
    <meta:user-defined meta:name="Mendeley_Bookmark_hnch2oagYS_5" meta:value-type="string">"Ruslan", "non-dropping-particle": "", "parse-names": false, "suffix": ""}], "id": "ITEM-2", "issued": {"date-parts": [["0"]]}, "page": "1-68", "title": "Recent developments in Natural Language Processing", "type": "chapter"}, "uris": ["http://www.mendele</meta:user-defined>
    <meta:user-defined meta:name="Mendeley_Bookmark_hnch2oagYS_6" meta:value-type="string">y.com/documents/?uuid=9ebc5f33-2986-4efc-af5e-2f971a61ad18"]}], "mendeley": {"formattedCitation": "(Orasan and Mitkov, no date; Kutuzov and Nikishina, 2019)", "plainTextFormattedCitation": "(Orasan and Mitkov, no date; Kutuzov and Nikishina, 2019)", "prev</meta:user-defined>
    <meta:user-defined meta:name="Mendeley_Bookmark_hnch2oagYS_7" meta:value-type="string">iouslyFormattedCitation": "(Orasan and Mitkov, no date; Kutuzov and Nikishina, 2019)"}, "properties": {"noteIndex": 0}, "schema": "https://github.com/citation-style-language/schema/raw/master/csl-citation.json"}</meta:user-defined>
  </office:meta>
</office:document-meta>
</file>